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056" officeooo:paragraph-rsid="00139056"/>
    </style:style>
    <style:style style:name="P2" style:family="paragraph" style:parent-style-name="Standard">
      <style:text-properties officeooo:rsid="0014cef7" officeooo:paragraph-rsid="0014cef7"/>
    </style:style>
    <style:style style:name="P3" style:family="paragraph" style:parent-style-name="Standard">
      <style:text-properties officeooo:rsid="00168750" officeooo:paragraph-rsid="001687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kaju.</text:p>
      <text:p text:style-name="P1">This is 2 nd session of Github.</text:p>
      <text:p text:style-name="P2">Hiiiiiiiiiiiiiiiiii all.</text:p>
      <text:p text:style-name="P3">How r u 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31:00.925600489</meta:creation-date>
    <dc:date>2016-01-11T16:51:05.555936204</dc:date>
    <meta:editing-duration>PT19M26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4" meta:word-count="15" meta:character-count="76" meta:non-whitespace-character-count="65"/>
  </office:meta>
</office:document-meta>
</file>